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f9f93c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Profesinių sąjungų susitikimas</text:span></text:p>
            <text:p text:style-name="P1"><text:span text:style-name="T2">2020-01-1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2-19T14:25:51.762306486</dc:date>
    <meta:editing-duration>PT56M28S</meta:editing-duration>
    <meta:editing-cycles>19</meta:editing-cycles>
    <meta:generator>LibreOffice/6.3.4.2$Linux_X86_64 LibreOffice_project/30$Build-2</meta:generator>
    <meta:document-statistic meta:object-count="1"/>
  </office:meta>
</office:document-meta>
</file>